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ahoma3" svg:font-family="Tahoma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2" svg:font-family="Tahoma" style:font-adornments="Grassetto" style:font-family-generic="swiss" style:font-pitch="variable"/>
    <style:font-face style:name="Tahoma1" svg:font-family="Tahoma" style:font-adornments="Normale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a1" style:family="table">
      <style:table-properties style:width="17.013cm" fo:margin-left="0cm" table:align="left" style:writing-mode="lr-tb"/>
    </style:style>
    <style:style style:name="Tabella1.A" style:family="table-column">
      <style:table-column-properties style:column-width="0.794cm"/>
    </style:style>
    <style:style style:name="Tabella1.B" style:family="table-column">
      <style:table-column-properties style:column-width="1.296cm"/>
    </style:style>
    <style:style style:name="Tabella1.C" style:family="table-column">
      <style:table-column-properties style:column-width="1.217cm"/>
    </style:style>
    <style:style style:name="Tabella1.E" style:family="table-column">
      <style:table-column-properties style:column-width="0.503cm"/>
    </style:style>
    <style:style style:name="Tabella1.F" style:family="table-column">
      <style:table-column-properties style:column-width="2.09cm"/>
    </style:style>
    <style:style style:name="Tabella1.G" style:family="table-column">
      <style:table-column-properties style:column-width="0.736cm"/>
    </style:style>
    <style:style style:name="Tabella1.H" style:family="table-column">
      <style:table-column-properties style:column-width="1.461cm"/>
    </style:style>
    <style:style style:name="Tabella1.I" style:family="table-column">
      <style:table-column-properties style:column-width="0.806cm"/>
    </style:style>
    <style:style style:name="Tabella1.J" style:family="table-column">
      <style:table-column-properties style:column-width="1.134cm"/>
    </style:style>
    <style:style style:name="Tabella1.K" style:family="table-column">
      <style:table-column-properties style:column-width="1.132cm"/>
    </style:style>
    <style:style style:name="Tabella1.L" style:family="table-column">
      <style:table-column-properties style:column-width="1.743cm"/>
    </style:style>
    <style:style style:name="Tabella1.M" style:family="table-column">
      <style:table-column-properties style:column-width="1.402cm"/>
    </style:style>
    <style:style style:name="Tabella1.1" style:family="table-row">
      <style:table-row-properties style:min-row-height="0.011cm" fo:keep-together="always"/>
    </style:style>
    <style:style style:name="Tabel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N1" style:family="table-cell">
      <style:table-cell-properties style:vertical-align="middle" fo:padding="0.097cm" fo:border="0.05pt solid #000000"/>
    </style:style>
    <style:style style:name="Tabella1.E2" style:family="table-cell">
      <style:table-cell-properties fo:padding="0.097cm" fo:border-left="0.05pt solid #000000" fo:border-right="none" fo:border-top="none" fo:border-bottom="0.05pt solid #000000"/>
    </style:style>
    <style:style style:name="Tabella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3" style:family="table-row">
      <style:table-row-properties style:row-height="0.011cm" fo:keep-together="always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none" fo:border-top="none" fo:border-bottom="0.05pt solid #000000"/>
    </style:style>
    <style:style style:name="Tabella1.G4" style:family="table-cell">
      <style:table-cell-properties fo:padding="0.097cm" fo:border-left="0.05pt solid #000000" fo:border-right="none" fo:border-top="none" fo:border-bottom="0.05pt solid #000000"/>
    </style:style>
    <style:style style:name="Tabella1.H4" style:family="table-cell">
      <style:table-cell-properties fo:padding="0.097cm" fo:border-left="0.05pt solid #000000" fo:border-right="none" fo:border-top="none" fo:border-bottom="0.05pt solid #000000"/>
    </style:style>
    <style:style style:name="Tabella1.I4" style:family="table-cell">
      <style:table-cell-properties fo:padding="0.097cm" fo:border-left="0.05pt solid #000000" fo:border-right="none" fo:border-top="none" fo:border-bottom="0.05pt solid #000000"/>
    </style:style>
    <style:style style:name="Tabella1.J4" style:family="table-cell">
      <style:table-cell-properties fo:padding="0.097cm" fo:border-left="0.05pt solid #000000" fo:border-right="none" fo:border-top="none" fo:border-bottom="0.05pt solid #000000"/>
    </style:style>
    <style:style style:name="Tabella1.K4" style:family="table-cell">
      <style:table-cell-properties fo:padding="0.097cm" fo:border-left="0.05pt solid #000000" fo:border-right="none" fo:border-top="none" fo:border-bottom="0.05pt solid #000000"/>
    </style:style>
    <style:style style:name="Tabella1.L4" style:family="table-cell">
      <style:table-cell-properties fo:padding="0.097cm" fo:border-left="0.05pt solid #000000" fo:border-right="none" fo:border-top="none" fo:border-bottom="0.05pt solid #000000"/>
    </style:style>
    <style:style style:name="Tabella1.M4" style:family="table-cell">
      <style:table-cell-properties fo:padding="0.097cm" fo:border-left="0.05pt solid #000000" fo:border-right="none" fo:border-top="none" fo:border-bottom="0.05pt solid #000000"/>
    </style:style>
    <style:style style:name="Tabella1.N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25pt solid #000000"/>
    </style:style>
    <style:style style:name="Tabella1.C5" style:family="table-cell">
      <style:table-cell-properties fo:padding="0.097cm" fo:border-left="none" fo:border-right="0.05pt solid #000000" fo:border-top="none" fo:border-bottom="0.2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none" fo:border-top="none" fo:border-bottom="0.05pt solid #000000"/>
    </style:style>
    <style:style style:name="Tabella1.F7" style:family="table-cell">
      <style:table-cell-properties fo:padding="0.097cm" fo:border-left="0.05pt solid #000000" fo:border-right="none" fo:border-top="none" fo:border-bottom="0.05pt solid #000000"/>
    </style:style>
    <style:style style:name="Tabella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E8" style:family="table-cell">
      <style:table-cell-properties fo:padding="0.097cm" fo:border-left="0.05pt solid #000000" fo:border-right="none" fo:border-top="none" fo:border-bottom="0.05pt solid #000000"/>
    </style:style>
    <style:style style:name="Tabella1.F8" style:family="table-cell">
      <style:table-cell-properties fo:padding="0.097cm" fo:border-left="0.05pt solid #000000" fo:border-right="none" fo:border-top="none" fo:border-bottom="0.05pt solid #000000"/>
    </style:style>
    <style:style style:name="Tabella1.G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Tahoma"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style:font-name="Verdana" fo:font-size="10pt" style:font-size-asian="10pt" style:font-size-complex="10pt"/>
    </style:style>
    <style:style style:name="P3" style:family="paragraph" style:parent-style-name="prov_5f_s04">
      <style:text-properties style:font-name="Tahoma" fo:font-size="12pt" style:font-size-asian="12pt" style:font-size-complex="12pt"/>
    </style:style>
    <style:style style:name="P4" style:family="paragraph" style:parent-style-name="PROPOSTA_20_DELIBERA">
      <style:paragraph-properties fo:text-align="center" style:justify-single-word="false"/>
    </style:style>
    <style:style style:name="P5" style:family="paragraph" style:parent-style-name="PROPOSTA_20_DELIBERA">
      <style:paragraph-properties fo:text-align="start" style:justify-single-word="false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DELIBERA">
      <style:paragraph-properties>
        <style:tab-stops>
          <style:tab-stop style:position="11.001cm" style:type="center"/>
        </style:tab-stops>
      </style:paragraph-properties>
    </style:style>
    <style:style style:name="P8" style:family="paragraph" style:parent-style-name="DELIBERA">
      <style:paragraph-properties fo:text-align="center" style:justify-single-word="false">
        <style:tab-stops>
          <style:tab-stop style:position="11.001cm" style:type="center"/>
        </style:tab-stops>
      </style:paragraph-properties>
      <style:text-properties style:font-name="Arial" fo:font-size="12pt" fo:font-weight="bold" style:font-size-asian="12pt" style:font-weight-asian="bold" style:font-name-complex="Arial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font-weight="bold" officeooo:rsid="000d2ee8" officeooo:paragraph-rsid="001adc14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1adc14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fo:font-weight="bold" officeooo:paragraph-rsid="001adc14" style:font-size-asian="9pt" style:font-weight-asian="bold" style:font-size-complex="9pt" style:font-weight-complex="bold"/>
    </style:style>
    <style:style style:name="P12" style:family="paragraph" style:parent-style-name="Table_20_Contents">
      <style:text-properties style:font-name="Arial"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officeooo:paragraph-rsid="001adc14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9pt" officeooo:paragraph-rsid="001adc14" style:font-size-asian="9pt" style:font-size-complex="9pt"/>
    </style:style>
    <style:style style:name="P15" style:family="paragraph" style:parent-style-name="Table_20_Contents">
      <style:text-properties style:font-name="Arial" fo:font-size="9pt" officeooo:paragraph-rsid="001adc14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Tahoma1" fo:font-size="9pt" fo:font-weight="bold" officeooo:rsid="000d2ee8" officeooo:paragraph-rsid="001adc14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Tahoma1" fo:font-size="9pt" fo:font-weight="bold" officeooo:rsid="000d2ee8" officeooo:paragraph-rsid="001adc14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font-name="Tahoma1" fo:font-size="9pt" officeooo:paragraph-rsid="001adc14" style:font-size-asian="9pt" style:font-size-complex="9pt"/>
    </style:style>
    <style:style style:name="P19" style:family="paragraph" style:parent-style-name="Normale">
      <style:text-properties fo:font-size="6pt" officeooo:paragraph-rsid="001adc14" style:font-size-asian="6pt" style:font-size-complex="6pt"/>
    </style:style>
    <style:style style:name="P20" style:family="paragraph" style:parent-style-name="prov_5f_firma">
      <style:paragraph-properties>
        <style:tab-stops>
          <style:tab-stop style:position="11.001cm" style:type="center"/>
        </style:tab-stops>
      </style:paragraph-properties>
      <style:text-properties officeooo:paragraph-rsid="001adc14"/>
    </style:style>
    <style:style style:name="P21" style:family="paragraph" style:parent-style-name="prov_5f_titolo">
      <style:text-properties officeooo:rsid="000d2ee8" officeooo:paragraph-rsid="001adc14"/>
    </style:style>
    <style:style style:name="P22" style:family="paragraph" style:parent-style-name="prov_5f_corpo_5f_testo">
      <style:text-properties officeooo:rsid="000d2ee8" officeooo:paragraph-rsid="001adc14"/>
    </style:style>
    <style:style style:name="P23" style:family="paragraph" style:parent-style-name="prov_5f_fin">
      <style:text-properties style:font-name="Tahoma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ahoma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P25" style:family="paragraph" style:parent-style-name="Standard" style:master-page-name="First_20_Page">
      <style:paragraph-properties style:page-number="auto"/>
    </style:style>
    <style:style style:name="P26" style:family="paragraph" style:parent-style-name="Table_20_Contents">
      <style:text-properties style:font-name="Arial" fo:font-size="9pt" style:font-size-asian="9pt" style:font-size-complex="9pt"/>
    </style:style>
    <style:style style:name="T1" style:family="text">
      <style:text-properties style:font-name="Verdana" fo:font-size="10pt" style:font-size-asian="10pt" style:font-size-complex="10pt"/>
    </style:style>
    <style:style style:name="T2" style:family="text">
      <style:text-properties style:font-name="Tahoma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Arial" fo:font-weight="bold" style:font-weight-asian="bold" style:font-name-complex="Arial" style:font-size-complex="11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[#list documentRoot.proposta_delibera as p]</text:p>
      <text:p text:style-name="P23"/>
      <text:p text:style-name="P3">${p.SUDDIVISIONE} <text:s/>${p.UNITA_PROPONENTE}</text:p>
      <text:p text:style-name="P24"/>
      <text:p text:style-name="prov_5f_s04">*********</text:p>
      <text:p text:style-name="prov_5f_s04">PROPOSTA DI DELIBERAZIONE</text:p>
      <text:p text:style-name="prov_5f_oggetto"><text:span text:style-name="T5">Oggetto: </text:span><text:span text:style-name="T2">${p.OGGETTO}</text:span></text:p>
      <text:p text:style-name="P4"><text:span text:style-name="T3">LA GIUNTA</text:span> </text:p>
      <text:p text:style-name="P5">Premesso che:</text:p>
      <text:p text:style-name="P5">Visti gli articoli del vigente statuto che disciplinano le competenze della giunta.</text:p>
      <text:p text:style-name="P5"><text:span text:style-name="T4">Visto</text:span>, con riferimento alle disposizioni di cui all'art.49, primo comma d.lgs n. 267/2000, il parere favorevole del Dirigente del Servizio in ordine alla regolarità tecnica</text:p>
      <text:p text:style-name="P5">Considerato che:</text:p>
      <text:p text:style-name="P7"/>
      <text:p text:style-name="P21">DATI CONTABILI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B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 table:number-columns-repeated="2"/>
        <table:table-row table:style-name="Tabella1.1">
          <table:table-cell table:style-name="Tabella1.A1" table:number-rows-spanned="2" office:value-type="string">
            <text:p text:style-name="P9">S/E</text:p>
          </table:table-cell>
          <table:table-cell table:style-name="Tabella1.A1" table:number-rows-spanned="2" office:value-type="string">
            <text:p text:style-name="P9">Codice</text:p>
          </table:table-cell>
          <table:table-cell table:style-name="Tabella1.A1" table:number-rows-spanned="2" office:value-type="string">
            <text:p text:style-name="P9">Cap.</text:p>
          </table:table-cell>
          <table:table-cell table:style-name="Tabella1.A1" table:number-rows-spanned="2" office:value-type="string">
            <text:p text:style-name="P9">Azione</text:p>
          </table:table-cell>
          <table:table-cell table:style-name="Tabella1.A1" office:value-type="string">
            <text:p text:style-name="P10"/>
          </table:table-cell>
          <table:table-cell table:style-name="Tabella1.A1" office:value-type="string">
            <text:p text:style-name="P9">Importo</text:p>
          </table:table-cell>
          <table:table-cell table:style-name="Tabella1.A1" table:number-columns-spanned="2" office:value-type="string">
            <text:p text:style-name="P9">Prenotazione</text:p>
          </table:table-cell>
          <table:covered-table-cell/>
          <table:table-cell table:style-name="Tabella1.A1" table:number-columns-spanned="2" office:value-type="string">
            <text:p text:style-name="P9">Impegno</text:p>
          </table:table-cell>
          <table:covered-table-cell/>
          <table:table-cell table:style-name="Tabella1.A1" table:number-columns-spanned="2" office:value-type="string">
            <text:p text:style-name="P9">Accertamento</text:p>
          </table:table-cell>
          <table:covered-table-cell/>
          <table:table-cell table:style-name="Tabella1.A1" table:number-rows-spanned="2" office:value-type="string">
            <text:p text:style-name="P9">CUP</text:p>
          </table:table-cell>
          <table:table-cell table:style-name="Tabella1.N1" table:number-rows-spanned="2" office:value-type="string">
            <text:p text:style-name="P9">CIG</text:p>
          </table:table-cell>
        </table:table-row>
        <table:table-row table:style-name="Tabella1.1">
          <table:covered-table-cell/>
          <table:covered-table-cell/>
          <table:covered-table-cell/>
          <table:covered-table-cell/>
          <table:table-cell table:style-name="Tabella1.E4" office:value-type="string">
            <text:p text:style-name="P16"/>
          </table:table-cell>
          <table:table-cell table:style-name="Tabella1.F2" office:value-type="string">
            <text:p text:style-name="P16">€</text:p>
          </table:table-cell>
          <table:table-cell table:style-name="Tabella1.F2" office:value-type="string">
            <text:p text:style-name="P16">N.</text:p>
          </table:table-cell>
          <table:table-cell table:style-name="Tabella1.F2" office:value-type="string">
            <text:p text:style-name="P16">Anno</text:p>
          </table:table-cell>
          <table:table-cell table:style-name="Tabella1.F2" office:value-type="string">
            <text:p text:style-name="P16">N.</text:p>
          </table:table-cell>
          <table:table-cell table:style-name="Tabella1.F2" office:value-type="string">
            <text:p text:style-name="P16">Anno</text:p>
          </table:table-cell>
          <table:table-cell table:style-name="Tabella1.F2" office:value-type="string">
            <text:p text:style-name="P16">N.</text:p>
          </table:table-cell>
          <table:table-cell table:style-name="Tabella1.F2" office:value-type="string">
            <text:p text:style-name="P16">Anno</text:p>
          </table:table-cell>
          <table:covered-table-cell/>
          <table:covered-table-cell/>
        </table:table-row>
        <table:table-row table:style-name="Tabella1.3">
          <table:table-cell table:style-name="Tabella1.A3" table:number-columns-spanned="14" office:value-type="string">
            <text:p text:style-name="P19">[#list documentRoot.movimenti as m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office:value-type="string">
            <text:p text:style-name="P13">${m.M_ENTRATA_USCITA}</text:p>
          </table:table-cell>
          <table:table-cell table:style-name="Tabella1.B4" office:value-type="string">
            <text:p text:style-name="P13">${m.M_CODICE}</text:p>
          </table:table-cell>
          <table:table-cell table:style-name="Tabella1.C4" office:value-type="string">
            <text:p text:style-name="P13">${m.M_CAPITOLO}</text:p>
          </table:table-cell>
          <table:table-cell table:style-name="Tabella1.D4" office:value-type="string">
            <text:p text:style-name="P13">${m.M_AZIONE}</text:p>
          </table:table-cell>
          <table:table-cell table:style-name="Tabella1.E4" office:value-type="string">
            <text:p text:style-name="P13">${m.M_SEGNO}</text:p>
          </table:table-cell>
          <table:table-cell table:style-name="Tabella1.F4" office:value-type="string">
            <text:p text:style-name="P14">${m.M_IMPORTO}</text:p>
          </table:table-cell>
          <table:table-cell table:style-name="Tabella1.G4" office:value-type="string">
            <text:p text:style-name="P13">${m.M_NUMERO_PRENOTAZIONE}</text:p>
          </table:table-cell>
          <table:table-cell table:style-name="Tabella1.H4" office:value-type="string">
            <text:p text:style-name="P13">${m.M_ANNO_PRENOTAZIONE}</text:p>
          </table:table-cell>
          <table:table-cell table:style-name="Tabella1.I4" office:value-type="string">
            <text:p text:style-name="P13">${m.M_NUMERO_IMPEGNO}</text:p>
          </table:table-cell>
          <table:table-cell table:style-name="Tabella1.J4" office:value-type="string">
            <text:p text:style-name="P13">${m.M_ANNO_IMPEGNO}</text:p>
          </table:table-cell>
          <table:table-cell table:style-name="Tabella1.K4" office:value-type="string">
            <text:p text:style-name="P13">${m.M_NUMERO_ACCERTAMENTO}</text:p>
          </table:table-cell>
          <table:table-cell table:style-name="Tabella1.L4" office:value-type="string">
            <text:p text:style-name="P13">${m.M_ANNO_ACCERTAMENTO}</text:p>
          </table:table-cell>
          <table:table-cell table:style-name="Tabella1.M4" office:value-type="string">
            <text:p text:style-name="P13">${m.M_CUP}</text:p>
          </table:table-cell>
          <table:table-cell table:style-name="Tabella1.N4" office:value-type="string">
            <text:p text:style-name="P13">${m.M_CIG}</text:p>
          </table:table-cell>
        </table:table-row>
        <table:table-row table:style-name="Tabella1.1">
          <table:table-cell table:style-name="Tabella1.A5" table:number-columns-spanned="2" office:value-type="string">
            <text:p text:style-name="P11">Note:</text:p>
          </table:table-cell>
          <table:covered-table-cell/>
          <table:table-cell table:style-name="Tabella1.C5" table:number-columns-spanned="12" office:value-type="string">
            <text:p text:style-name="P15">${m.M_NOT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6" table:number-columns-spanned="14" office:value-type="string">
            <text:p text:style-name="P19">[/#list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7" table:number-columns-spanned="4" office:value-type="string">
            <text:p text:style-name="P17">TOTALE ENTRATE:</text:p>
          </table:table-cell>
          <table:covered-table-cell/>
          <table:covered-table-cell/>
          <table:covered-table-cell/>
          <table:table-cell table:style-name="Tabella1.E7" office:value-type="string">
            <text:p text:style-name="P12">${p.MSE}</text:p>
          </table:table-cell>
          <table:table-cell table:style-name="Tabella1.F7" office:value-type="string">
            <text:p text:style-name="P12">${p.M_TOTALE_ENTRATE}</text:p>
          </table:table-cell>
          <table:table-cell table:style-name="Tabella1.G7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8" table:number-columns-spanned="4" office:value-type="string">
            <text:p text:style-name="P17">TOTALE SPESE:</text:p>
          </table:table-cell>
          <table:covered-table-cell/>
          <table:covered-table-cell/>
          <table:covered-table-cell/>
          <table:table-cell table:style-name="Tabella1.E8" office:value-type="string">
            <text:p text:style-name="P12">${p.MSU}</text:p>
          </table:table-cell>
          <table:table-cell table:style-name="Tabella1.F8" office:value-type="string">
            <text:p text:style-name="P12">${p.M_TOTALE_USCITE}</text:p>
          </table:table-cell>
          <table:table-cell table:style-name="Tabella1.G8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"/>
      <text:p text:style-name="P20">Sottoscritta dal Dirigente</text:p>
      <text:p text:style-name="P8"/>
      <text:p text:style-name="P8">DELIBERA</text:p>
      <text:p text:style-name="P4"/>
      <text:p text:style-name="prov_5f_corpo_5f_testo"><text:soft-page-break/></text:p>
      <text:p text:style-name="prov_5f_corpo_5f_testo"/>
      <text:p text:style-name="prov_5f_corpo_5f_testo"/>
      <text:p text:style-name="prov_5f_firma">Sottoscritta dal Dirigente</text:p>
      <text:p text:style-name="prov_5f_firma">(<text:span text:style-name="T1">${p.DIRIGENTE}</text:span>)</text:p>
      <text:p text:style-name="prov_5f_firma">con firma digitale</text:p>
      <text:p text:style-name="P6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ahoma3" svg:font-family="Tahoma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2" svg:font-family="Tahoma" style:font-adornments="Grassetto" style:font-family-generic="swiss" style:font-pitch="variable"/>
    <style:font-face style:name="Tahoma1" svg:font-family="Tahoma" style:font-adornments="Normale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ov_5f_intestazione" style:display-name="prov_intestazione" style:family="paragraph" style:next-style-name="Text_20_body" style:class="extra">
      <style:text-properties fo:text-transform="uppercase" style:font-name="Tahoma1" fo:font-family="Tahoma" style:font-style-name="Normale" style:font-family-generic="swiss" style:font-pitch="variable" fo:font-size="10pt" style:text-underline-style="none" fo:font-weight="bold"/>
    </style:style>
    <style:style style:name="Illustration" style:family="paragraph" style:parent-style-name="Caption" style:class="extra"/>
    <style:style style:name="prov_5f_elenco_5f_trattino" style:display-name="prov_elenco_trattino" style:family="paragraph" style:parent-style-name="Text_20_body" style:list-style-name="trattino" style:master-page-name="">
      <style:paragraph-properties fo:margin-top="0cm" fo:margin-bottom="0cm" loext:contextual-spacing="false" fo:line-height="150%" fo:text-align="justify" style:justify-single-word="false" style:page-number="auto" style:writing-mode="lr-tb">
        <style:tab-stops/>
      </style:paragraph-properties>
      <style:text-properties style:font-name="Tahoma1" fo:font-family="Tahoma" style:font-style-name="Normale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ov_5f_fin" style:display-name="prov_fin" style:family="paragraph" style:parent-style-name="Text_20_body">
      <style:paragraph-properties fo:margin-left="0cm" fo:margin-right="10.333cm" fo:margin-top="0cm" fo:margin-bottom="0cm" loext:contextual-spacing="false" fo:text-indent="0cm" style:auto-text-indent="false" style:writing-mode="lr-tb">
        <style:tab-stops>
          <style:tab-stop style:position="5.398cm"/>
          <style:tab-stop style:position="6.668cm" style:type="right"/>
          <style:tab-stop style:position="8.5cm" style:type="center"/>
        </style:tab-stops>
      </style:paragraph-properties>
      <style:text-properties style:font-name="Tahoma" fo:font-family="Tahoma" style:font-family-generic="swiss" style:font-pitch="variable" fo:font-size="10pt" style:text-underline-style="solid" style:text-underline-width="auto" style:text-underline-color="font-color" fo:font-weight="bold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prov_5f_s04" style:display-name="prov_s0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ahoma" fo:font-family="Tahoma" style:font-family-generic="swiss" style:font-pitch="variable" fo:font-size="12pt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prov_5f_proposta" style:display-name="prov_proposta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>
        <style:tab-stops/>
      </style:paragraph-properties>
      <style:text-properties style:font-name="Tahoma" fo:font-family="Tahoma" style:font-family-generic="swiss" style:font-pitch="variable" fo:font-size="9pt" style:text-underline-style="none" fo:font-weight="normal" style:font-size-asian="9pt" style:font-weight-asian="normal" style:font-name-complex="Times New Roman" style:font-family-complex="'Times New Roman'" style:font-family-generic-complex="roman" style:font-pitch-complex="variable" style:font-size-complex="9pt" style:font-weight-complex="normal"/>
    </style:style>
    <style:style style:name="prov_5f_determina" style:display-name="prov_determina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>
        <style:tab-stops/>
      </style:paragraph-properties>
      <style:text-properties style:font-name="Tahoma" fo:font-family="Tahoma" style:font-family-generic="swiss" style:font-pitch="variable" fo:font-size="9pt" style:text-underline-style="none" fo:font-weight="bold" style:font-size-asian="9pt" style:font-weight-asian="bold" style:font-name-complex="Times New Roman" style:font-family-complex="'Times New Roman'" style:font-family-generic-complex="roman" style:font-pitch-complex="variable" style:font-size-complex="9pt" style:font-weight-complex="bold"/>
    </style:style>
    <style:style style:name="prov_5f_oggetto" style:display-name="prov_oggetto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>
        <style:tab-stops/>
      </style:paragraph-properties>
      <style:text-properties style:font-name="Tahoma" fo:font-family="Tahoma" style:font-family-generic="swiss" style:font-pitch="variable" fo:font-size="10pt" style:text-underline-style="none" fo:font-weight="bold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prov_5f_dirigente" style:display-name="prov_dirigente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ahoma" fo:font-family="Tahoma" style:font-family-generic="swiss" style:font-pitch="variable" fo:font-size="11pt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prov_5f_corpo_5f_testo" style:display-name="prov_corpo_testo" style:family="paragraph" style:parent-style-name="prov_5f_elenco_5f_trattino" style:list-style-name="">
      <style:text-properties style:font-name="Tahoma1" fo:font-family="Tahoma" style:font-style-name="Normale" style:font-family-generic="swiss" style:font-pitch="variable" fo:font-weight="normal" style:font-weight-asian="bold" style:font-weight-complex="bold"/>
    </style:style>
    <style:style style:name="prov_5f_titolo" style:display-name="prov_titolo" style:family="paragraph" style:parent-style-name="Text_20_body" style:next-style-name="prov_5f_corpo_5f_testo" style:master-page-name="">
      <style:paragraph-properties fo:text-align="center" style:justify-single-word="false" style:page-number="auto"/>
      <style:text-properties style:font-name="Tahoma2" fo:font-family="Tahoma" style:font-style-name="Grassetto" style:font-family-generic="swiss" style:font-pitch="variable" fo:font-size="11pt" fo:font-weight="bold"/>
    </style:style>
    <style:style style:name="prov_5f_firma" style:display-name="prov_firma" style:family="paragraph" style:parent-style-name="Text_20_body" style:master-page-name="">
      <style:paragraph-properties fo:margin-left="8.999cm" fo:margin-right="0cm" fo:margin-top="0cm" fo:margin-bottom="0cm" loext:contextual-spacing="false" fo:text-align="center" style:justify-single-word="false" fo:text-indent="0cm" style:auto-text-indent="false" style:page-number="auto"/>
      <style:text-properties style:font-name="Tahoma1" fo:font-family="Tahoma" style:font-style-name="Normale" style:font-family-generic="swiss" style:font-pitch="variable" fo:font-size="11pt" fo:font-weight="bold"/>
    </style:style>
    <style:style style:name="prov_5f_elenco_5f_abc" style:display-name="prov_elenco_abc" style:family="paragraph" style:parent-style-name="Text_20_body" style:list-style-name="abc">
      <style:text-properties style:font-name="Tahoma1" fo:font-family="Tahoma" style:font-style-name="Normale" style:font-family-generic="swiss" style:font-pitch="variable" fo:font-size="10pt"/>
    </style:style>
    <style:style style:name="prov_5f_elenco_5f_num" style:display-name="prov_elenco_num" style:family="paragraph" style:parent-style-name="Text_20_body" style:list-style-name="Numbering_20_1" style:master-page-name="">
      <style:paragraph-properties style:page-number="auto"/>
      <style:text-properties style:font-name="Tahoma1" fo:font-family="Tahoma" style:font-style-name="Normale" style:font-family-generic="swiss" style:font-pitch="variable" fo:font-size="10pt"/>
    </style:style>
    <style:style style:name="prov_5f_elenco_5f_num1" style:display-name="prov_elenco_num1" style:family="paragraph" style:parent-style-name="prov_5f_elenco_5f_num" style:list-style-name="Num2"/>
    <style:style style:name="provpc_5f_elenco_5f_punto" style:display-name="provpc_elenco_punto" style:family="paragraph" style:parent-style-name="prov_5f_elenco_5f_trattino" style:list-style-name="punto"/>
    <style:style style:name="PROPOSTA_20_DELIBERA" style:display-name="PROPOSTA DELIBERA" style:family="paragraph">
      <style:paragraph-properties fo:margin-left="0cm" fo:margin-right="0cm" fo:margin-top="0.353cm" fo:margin-bottom="0cm" loext:contextual-spacing="false" fo:text-align="justify" style:justify-single-word="false" fo:orphans="2" fo:widows="2" fo:text-indent="0.75cm" style:auto-text-indent="false"/>
      <style:text-properties style:use-window-font-color="true" style:font-name="Arial" fo:font-family="Arial" style:font-family-generic="swiss" style:font-pitch="variable" fo:font-size="12pt" fo:language="it" fo:country="IT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ELENCO_20_NUMERATO" style:display-name="ELENCO NUMERATO" style:family="paragraph" style:list-style-name="WW8Num2">
      <style:paragraph-properties fo:margin-left="0.63cm" fo:margin-right="0cm" fo:margin-top="0.353cm" fo:margin-bottom="0cm" loext:contextual-spacing="false" fo:text-align="justify" style:justify-single-word="false" fo:orphans="2" fo:widows="2" fo:text-indent="-0.63cm" style:auto-text-indent="false"/>
      <style:text-properties style:use-window-font-color="true" style:font-name="Arial" fo:font-family="Arial" style:font-family-generic="swiss" style:font-pitch="variable" fo:font-size="12pt" fo:language="it" fo:country="IT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DELIBERA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2pt"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e" style:family="paragraph">
      <style:paragraph-properties fo:hyphenation-ladder-count="no-limit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trattino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ahoma3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  <style:text-properties style:font-name="Tahoma3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2.54cm"/>
        </style:list-level-properties>
        <style:text-properties style:font-name="Tahoma3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3.175cm"/>
        </style:list-level-properties>
        <style:text-properties style:font-name="Tahoma3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3.81cm"/>
        </style:list-level-properties>
        <style:text-properties style:font-name="Tahoma3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4.445cm"/>
        </style:list-level-properties>
        <style:text-properties style:font-name="Tahoma3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5.08cm"/>
        </style:list-level-properties>
        <style:text-properties style:font-name="Tahoma3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5.715cm"/>
        </style:list-level-properties>
        <style:text-properties style:font-name="Tahoma3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6.35cm"/>
        </style:list-level-properties>
        <style:text-properties style:font-name="Tahoma3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6.985cm"/>
        </style:list-level-properties>
        <style:text-properties style:font-name="Tahoma3"/>
      </text:list-level-style-bullet>
    </text:list-style>
    <text:list-style style:name="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6.985cm"/>
        </style:list-level-properties>
      </text:list-level-style-number>
    </text:list-style>
    <text:list-style style:name="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63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6.985cm"/>
        </style:list-level-properties>
      </text:list-level-style-number>
    </text:list-style>
    <text:list-style style:name="punto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6.985cm"/>
        </style:list-level-properties>
        <style:text-properties style:font-name="StarSymbol"/>
      </text:list-level-style-bullet>
    </text:list-style>
    <text:list-style style:name="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ahoma"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style:font-name="Verdana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bara  Giatti</meta:initial-creator>
    <meta:creation-date>2010-08-27T12:54:27.23</meta:creation-date>
    <dc:date>2016-01-19T16:20:55.171000000</dc:date>
    <meta:editing-duration>PT5H43M3S</meta:editing-duration>
    <meta:editing-cycles>29</meta:editing-cycles>
    <meta:generator>LibreOffice/5.0.2.2$Windows_x86 LibreOffice_project/37b43f919e4de5eeaca9b9755ed688758a8251fe</meta:generator>
    <meta:document-statistic meta:table-count="1" meta:image-count="0" meta:object-count="0" meta:page-count="2" meta:paragraph-count="58" meta:word-count="115" meta:character-count="1022" meta:non-whitespace-character-count="963"/>
  </office:meta>
</office:document-meta>
</file>